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language="en" fo:country="US" officeooo:rsid="002355e4" officeooo:paragraph-rsid="002355e4" style:font-size-asian="12.25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en" fo:country="US" officeooo:rsid="0024b766" officeooo:paragraph-rsid="0024b766" style:font-size-asian="12.25pt" style:font-size-complex="14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language="ru" fo:country="RU" officeooo:rsid="0024b766" officeooo:paragraph-rsid="0024b766" style:font-size-asian="12.25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en" fo:country="US" officeooo:rsid="0019acdc" style:font-size-asian="12.25pt" style:font-size-complex="14pt"/>
    </style:style>
    <style:style style:name="T24" style:family="text">
      <style:text-properties fo:font-size="14pt" fo:language="en" fo:country="US" officeooo:rsid="00224cfa" style:font-size-asian="12.25pt" style:font-size-complex="14pt"/>
    </style:style>
    <style:style style:name="T25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6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7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28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1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2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3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, выбора уровня, само окно уровня, пауза, финальное окно). Есть почти все </text:span><text:span text:style-name="T23">collide. </text:span><text:span text:style-name="T24">Р</text:span><text:span text:style-name="T21">азработка</text:span><text:span text:style-name="T22"> физического движка. Разработка уровней</text:span><text:span text:style-name="T18">(28 декабря)</text:span></text:p>
        </text:list-item>
        <text:list-item>
          <text:p text:style-name="P6"><text:span text:style-name="T25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3">txt</text:span><text:span text:style-name="T22"> или бд), </text:span><text:span text:style-name="T21">п</text:span><text:span text:style-name="T26">одсчет результатов</text:span><text:span text:style-name="T27">. Завершение создания всех уровней, логики и персонажей. Добавлена камера, система частиц и звуки. </text:span><text:span text:style-name="T28">Анимации </text:span><text:span text:style-name="T26">+ черновик пояснительной записки и презентации</text:span><text:span text:style-name="T29">(19 января)</text:span></text:p>
        </text:list-item>
        <text:list-item>
          <text:p text:style-name="P6"><text:span text:style-name="T30">Дедлайн</text:span><text:span text:style-name="T31">(</text:span><text:span text:style-name="T16">Код+Пояснительная записка+Презентация+Почти Все работает</text:span> <text:span text:style-name="T31">)</text:span><text:span text:style-name="T30"> <text:s/></text:span><text:span text:style-name="T26">— <text:s/></text:span><text:span text:style-name="T32">И</text:span><text:span text:style-name="T26">справление багов и проблем + презентация и пояснительная записка</text:span><text:span text:style-name="T29">(23 января)</text:span></text:p>
        </text:list-item>
        <text:list-item>
          <text:p text:style-name="P6"><text:span text:style-name="T30">Дедлайн</text:span><text:span text:style-name="T31">(</text:span><text:span text:style-name="T16">Все готово</text:span> <text:span text:style-name="T31">)</text:span><text:span text:style-name="T30"> <text:s/></text:span><text:span text:style-name="T26">— ВСЕ ГОТОВО</text:span><text:span text:style-name="T29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v5 <text:span text:style-name="T33">(или любая другая цифра) — папка проекта</text:span></text:p>
        </text:list-item>
        <text:list-item>
          <text:p text:style-name="P9">mobs – <text:span text:style-name="T33">текстуры мобов</text:span></text:p>
        </text:list-item>
        <text:list-item>
          <text:p text:style-name="P9">person – <text:span text:style-name="T33">текстуры персонажей</text:span></text:p>
        </text:list-item>
        <text:list-item>
          <text:p text:style-name="P9">texture – <text:span text:style-name="T33">все текстуры кроме персонажей и мобов</text:span></text:p>
        </text:list-item>
        <text:list-item>
          <text:p text:style-name="P9">pyfile —<text:span text:style-name="T33"> главные питон файлы </text:span></text:p>
        </text:list-item>
        <text:list-item>
          <text:p text:style-name="P10"><text:soft-page-break/>sound – <text:span text:style-name="T33">музыка</text:span></text:p>
          <text:p text:style-name="P11"/>
        </text:list-item>
        <text:list-item>
          <text:p text:style-name="P9">v2 – <text:span text:style-name="T33">папка с файлами от Назар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6-01-18T17:54:22.096941200</dc:date>
    <meta:editing-duration>PT51M32S</meta:editing-duration>
    <meta:editing-cycles>8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3" meta:word-count="318" meta:character-count="2293" meta:non-whitespace-character-count="1981"/>
  </office:meta>
</office:document-meta>
</file>